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qltable</text:p>
          </table:table-cell>
          <table:table-cell office:value-type="string" calcext:value-type="string">
            <text:p>people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_active</text:p>
          </table:table-cell>
          <table:table-cell office:value-type="string" calcext:value-type="string">
            <text:p>joined_at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BOOLEA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TRUE</text:p>
          </table:table-cell>
          <table:table-cell table:style-name="ce3" office:value-type="date" office:date-value="2025-09-10" calcext:value-type="date">
            <text:p>2025-09-10</text:p>
          </table:table-cell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ALSE</text:p>
          </table:table-cell>
          <table:table-cell table:style-name="ce3" office:value-type="date" office:date-value="2025-09-11" calcext:value-type="date">
            <text:p>2025-09-1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anything in this row is ignored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3:48:10.092258298</meta:creation-date>
    <dc:date>2025-09-10T23:50:34.293286440</dc:date>
    <meta:editing-duration>PT2M24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